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839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TAPA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FECHA ENTREGA</text:p>
          </table:table-cell>
        </table:table-row>
        <table:table-row table:style-name="ro1">
          <table:table-cell office:value-type="string" calcext:value-type="string">
            <text:p>PRIMERA ETAPA</text:p>
          </table:table-cell>
          <table:table-cell office:value-type="string" calcext:value-type="string">
            <text:p>El sistema permitira CRUD de usarios</text:p>
          </table:table-cell>
          <table:table-cell table:style-name="ce3" office:value-type="date" office:date-value="2023-12-15" calcext:value-type="date">
            <text:p>15/12/23</text:p>
          </table:table-cell>
        </table:table-row>
        <table:table-row table:style-name="ro1">
          <table:table-cell/>
          <table:table-cell office:value-type="string" calcext:value-type="string">
            <text:p>El sistema permitira CRUD de produc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 sistema permitira CRUD de inventari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 sistema permitira CRUD de recet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 sistema permitira CRUD de ca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 sistema permitira CRUD de usuari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 sistema permitira CRUD de clien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 sistema permitira CRUD de ro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 sistema permitira CRUD de tipo habitac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 sistema permitira CRUD de habitac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 sistema permitira CRUD de permiso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El sistema permitira CRUD de hotele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El Sistema permitira hacer una reserva para una habitacion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 sistema permitira cargarle unos insumos a una habitac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 sistema permitira loguears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 sistema permitira <text:s/>desloguear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 sistema permitira recuperar contraseña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1:32:09.045262695</meta:creation-date>
    <dc:date>2023-11-28T12:09:03.669939937</dc:date>
    <meta:editing-duration>PT23M31S</meta:editing-duration>
    <meta:editing-cycles>3</meta:editing-cycles>
    <meta:generator>LibreOffice/7.3.7.2$Linux_X86_64 LibreOffice_project/30$Build-2</meta:generator>
    <meta:document-statistic meta:table-count="1" meta:cell-count="22" meta:object-count="0"/>
  </office:meta>
</office:document-meta>
</file>